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3" style:family="paragraph">
      <style:paragraph-properties fo:margin-top="0pt" fo:margin-bottom="0pt" fo:text-indent="0pt"/>
    </style:style>
    <style:style style:name="p4" style:family="paragraph">
      <style:paragraph-properties fo:text-align="left" fo:margin-top="0pt" fo:margin-bottom="0pt" fo:text-indent="0pt"/>
    </style:style>
    <style:style style:name="c5" style:family="text">
      <style:text-properties fo:font-family="Sans" style:text-line-through-type="single"/>
    </style:style>
    <style:style style:name="c6" style:family="text">
      <style:text-properties fo:font-weight="bold" fo:font-family="Sans"/>
    </style:style>
  </office:automatic-styles>
  <office:body>
    <office:text>
      <text:p text:style-name="p3"><text:span text:style-name="c0">## Capitolo 0 - Rebirth</text:span></text:p>
      <text:p text:style-name="p3"/>
      <text:p text:style-name="p3"><text:span text:style-name="c0">La città.</text:span></text:p>
      <text:p text:style-name="p3"><text:span text:style-name="c0">Un’arma senza scopo.</text:span></text:p>
      <text:p text:style-name="p3"><text:span text:style-name="c0">Una cavia rimpiazzabile perché inutile nella sua banalità.</text:span></text:p>
      <text:p text:style-name="p3"><text:span text:style-name="c0">Gruppi di gente che combatte contro qualcosa che non può essere toccato.</text:span></text:p>
      <text:p text:style-name="p3"><text:span text:style-name="c0">Il mondo dove tutto accade, mentre pensavo non capitasse nulla.</text:span></text:p>
      <text:p text:style-name="p3"><text:span text:style-name="c0">Un inizio che mi era stato negato, riguadagnato col sudore.</text:span></text:p>
      <text:p text:style-name="p3"><text:span text:style-name="c0">Dei compagni di viaggio.</text:span></text:p>
      <text:p text:style-name="p3"><text:span text:style-name="c0">La città.</text:span></text:p>
      <text:p text:style-name="p3"/>
      <text:p text:style-name="p3"><text:span text:style-name="c0">Di nuovo.</text:span></text:p>
      <text:p text:style-name="p3"/>
      <text:p text:style-name="p3"><text:span text:style-name="c0">## Capitolo 1 - Ogni dannato giorno</text:span></text:p>
      <text:p text:style-name="p3"/>
      <text:p text:style-name="p3"><text:span text:style-name="c0">Riaprii gli occhi. Era tutto sfuocato. Gocce di pioggia mi entrarono negli occhi, ed erano le uniche cose che riuscii a sentire, visto che il resto del corpo era come intorpidito. Le dita di mani e piedi si muovevano ancora, quindi non avrei dovuto preoccuparmi di che marca comprare la sedia a rotelle.</text:span></text:p>
      <text:p text:style-name="p3"><text:span text:style-name="c0">“O il ponte neurale per saltare le vertebre rotte.” dissero delle voci fin troppo familiari.</text:span></text:p>
      <text:p text:style-name="p3"><text:span text:style-name="c0">Iniziai a girarmi su me stessa per riuscire a rimettermi in piedi mentre, a poco a poco, il mio udito di sempre iniziò a sostituire quel misto di ronzio di fondo e fischio insopportabile che stava ovattando la realtà. Ritornò il rumore della pioggia. Poi, assieme al tatto, il rumore del traffico in lontananza. Riuscii a mettermi a gattoni, per poi sedermi in una pozza d’acqua.</text:span></text:p>
      <text:p text:style-name="p3"><text:span text:style-name="c0">La vista si stava rimettendo lentamente a fuco ed iniziai a catturare qualche dettaglio della stanza nella quale mi trovavo.</text:span></text:p>
      <text:p text:style-name="p3"><text:span text:style-name="c0">Stanza.</text:span></text:p>
      <text:p text:style-name="p3"><text:span text:style-name="c0">Diciamo più piano in costruzione. Cemento armato in vista, vento che attraversava della paratie in plasticaccia da quattro soldi che avrebbe dovuto fare esattamente quello ma che, invece, era stata strappata da... Huh. Nulla, troppo difficile ora. Ero dentro una pozza di acqua piovana, caduta a pocomeno di un metro da un catasto di tondini da costruzione. “Heh.” mi schernirono le voci “Ancora un pochino e finivi come {Lara Croft, Nathan Drake, Dante}.” Odiavo quando faceva così. Perché non poteva decidere su una cosa specifica invece che dire tutto quello che pensava in un colpo?</text:span></text:p>
      <text:p text:style-name="p4"><text:span text:style-name="c0">“Mhr...” mugugnai, contenta soprattutto di riuscire a parlare “Zitta. Almeno per... Un po’.” Ottimo, non solo riuscivo a produrre suoni gutturali, riuscivo anche ad esprimermi come una bambina di dieci anni.</text:span></text:p>
      <text:p text:style-name="p3"><text:span text:style-name="c0">La stanza era illuminata da uno di quegli enormi cartelloni pubblicitari, uno di quelli fatti apposta per abbindolare gli sfigati con offerte assurde e tentare i ricconi ai quali non servono offerte per spendere soldi, ma solo un motivo neanche tanto valido.</text:span></text:p>
      <text:p text:style-name="p3"><text:span text:style-name="c0">Stava ritornando tutto in funzione. Assieme alla vista il mal di... Tutto, probabilmente. Non riuscii a capire se fosse mal di testa, alla struttura in generale, all’orgoglio.</text:span></text:p>
      <text:p text:style-name="p3"><text:span text:style-name="c0">Mi asciugai l’acqua dalla fronte, rimettendomi in piedi. Riuscivo a tenermi in posizione eretta senza troppi problemi, incredibilmente, visto che per qualche momento mi sembrava che il basso fosse il soffitto della stanza. Alzai lo sguardo in direzione del cartellone pubblicitario.</text:span></text:p>
      <text:p text:style-name="p3"><text:span text:style-name="c0">Mi si parò davanti una spiaggia tropicale uscita da una cartolina. “Non esistono veramente posti del genere nel...” iniziai a controbattere al cartellone.</text:span></text:p>
      <text:p text:style-name="p3"><text:span text:style-name="c0">Il cartellone, però, non pubblicizzava qualche magnifico viaggio in chissà quale posto figo. Era di una corporazione di consulenza esterna. </text:span></text:p>
      <text:p text:style-name="p3"><text:span text:style-name="c0">«Stufo del tuo lavoro? Allora </text:span><text:span text:style-name="c5">chi</text:span><text:span text:style-name="c0">» mentre leggeva il cartellone le ultime parole cambiarono in un più minaccioso «</text:span><text:span text:style-name="c6">NON CORRERE COME UNA DANNATA DIETRO A QUELLO STRONZO/CRIMINALE/EROE/FUCK YOU TROLL, GO DIE IN A FIRE</text:span><text:span text:style-name="c0">» seguito da una freccia che indicava verso il basso.</text:span></text:p>
      <text:p text:style-name="p3"/>
      <text:p text:style-name="p3"><text:span text:style-name="c0">Il mio campo visivo iniziò a riempirsi di linee semitrasparenti di svariati colori, costellate da microscopici riquadri semitrasparenti a loro volta. Scariche statiche sulla scena finché non si stabilizzò. Tutto si stabilizzò. Le linee ed i riquadri iniziarono a diventare sempre più trasparenti, fino a scomparire del tutto dalla vista, rimanendo solo nelle zone periferiche del campo visivo. Spostando rapidamente lo sguardo verso i vari hotspot (e poi indietro), specifici punti della vista periferica, potevo far ricomparire nel campo visivo parte delle informazioni. A quel punto avrei potuto focalizzare l’attenzione per un istante su uno qualunque dei riquadri per avere informazioni più dettagliate...</text:span></text:p>
      <text:p text:style-name="p3"/>
      <text:p text:style-name="p3"><text:span text:style-name="c0">Ma non era quello un momento per un checkup completo del sistema AR. Più che del sistema avrei dovuto parlare di infezione. Di benedizione e maledizione. Ma una cosa era ben più interessante: un filo digitale rosso brillante partiva dalla freccia e scendeva giù, fino in strada. Riuscivo a vederlo perché era sovraimposto alla scena e continuava anche se non potevo vedere veramente la strada. Però la distanza e l’effetto parallasse era chiaro. “{Se hai smesso di fare la rincoglionita, Se è tutto a posto, CORRI} {Hacker, Umana, Noob, Inutile, Maestra}, vorremmo focalizzare la tua attenzione sull’uomo che stavi tentando di catturare fino a quando non hai deciso di schiacciare un pisolino sul tuo letto fatto di cemento e {sogni infranti, goffaggine, pioggia, belle speranze}”</text:span></text:p>
      <text:p text:style-name="p3"/>
      <text:p text:style-name="p3"><text:span text:style-name="c0">“Cazzo.” mormorai. Ok, stava tornando tutto in mente. O quasi. Non mi ricordavo fosse notte. Anzi, probabilmente non lo era, era tardo pomeriggio. Il tramonto, probabilmente. Quel momento lì. Quando finiscono i turni lavorativi ed inizia il riposo per qualcuno. Stavo inseguendo quel fuggitivo. Furto d’informazioni sensibili. Probabilmente. Runner bravo. Non come lei. Mi ero allenata in uno dei posti peggiori del mondo per due anni. Le favelas brasiliane con gli anni non erano migliorate. Erano peggiorate. Però pioggia, buio e qualcuno con uno storditore elettrico sono sicuramente degli ostacoli extra che aumentano le possibilità di fallire. E così eccomi quì, dopo una caduta di quattro piani in una struttura in costruzione in centro, vicino alla sede della Sytech, megacorporazione specializzata nella costruzione di macchinari medici ad altissima precisione.</text:span></text:p>
      <text:p text:style-name="p3"/>
      <text:p text:style-name="p3"><text:span text:style-name="c0">Il problema non era che il tizio mi sfuggisse. Fossi stata in una città normale avrei potuto rintracciarlo in non molto tempo. Uno del genere non ruba informazioni del genere per far partire una start-up tutta sua, con black jack e squillo di lusso. Avrebbe tentato di vendere quelle informazioni a qualche concorrente, o avrebbe potuto rilasciare tutto nella Neko-Net. “Eh,” commentai, avvicinandomi alle impalcature “non sarebbe stupido.”</text:span></text:p>
      <text:p text:style-name="p3"><text:span text:style-name="c0">“Mh?” commentò, inquisiva, la voce “Che?”</text:span></text:p>
      <text:p text:style-name="p3"><text:span text:style-name="c0">“Rilasciare informazioni confidenziali su qualche progettone nella Neko-Net.” risposi, distratta, mentre cercavo una via per scendere senza uccidermi.</text:span></text:p>
      <text:p text:style-name="p3"><text:span text:style-name="c0">“Chi? Il tizio? È già tanto se arriva in galera {vivo, intero, non in stato vegetativo}.” ribattè la voce, uccidendo il discorso per il momento.</text:span></text:p>
      <text:p text:style-name="p3"><text:span text:style-name="c0">Il problema era proprio quello. Da qualche anno le megacorporazioni erano riuscite a strappare una legge al governo per il quale le loro forze di difesa private guadagnavano poteri paritari alle forze d’ordine una volta finiti i turni lavorativi. In questa maniera il governo era stato portato a credere che avrebbero risparmiato un’ingente quantità di soldi.</text:span></text:p>
      <text:p text:style-name="p3"/>
      <text:p text:style-name="p3"><text:span text:style-name="c0">{L’inseguimento riprende, dopo un breve discorso sull’impatto della scelta sull’amministrazione locale}</text:span></text:p>
    </office:text>
  </office:body>
</office:document-content>
</file>